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OpenSymbol" svg:font-family="OpenSymbol"/>
    <style:font-face style:name="Tahoma1" svg:font-family="Tahoma"/>
    <style:font-face style:name="Times New Roman1" svg:font-family="'Times New Roman'"/>
    <style:font-face style:name="arial" svg:font-family="arial, sans-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ru" fo:country="RU"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language="ru" fo:country="RU" fo:font-weight="normal"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4pt" fo:language="ru" fo:country="RU"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variant="normal" fo:text-transform="none" fo:color="#000000" style:font-name="Times New Roman1" fo:font-size="14pt" fo:letter-spacing="normal" fo:language="ru" fo:country="RU" fo:font-style="normal" fo:font-weight="normal"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variant="normal" fo:text-transform="none" fo:color="#000000" style:font-name="Times New Roman1" fo:font-size="14pt" fo:letter-spacing="normal" fo:language="ru" fo:country="RU" fo:font-style="normal"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variant="normal" fo:text-transform="none" fo:color="#000000" style:font-name="Times New Roman1" fo:font-size="16pt" fo:letter-spacing="normal" fo:language="ru" fo:country="RU" fo:font-style="normal"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variant="normal" fo:text-transform="none" fo:color="#000000" style:font-name="Times New Roman1" fo:font-size="16pt" fo:letter-spacing="normal" fo:language="ru" fo:country="RU" fo:font-style="normal" fo:font-weight="bold" style:font-size-asian="16pt" style:font-weight-asian="bold" style:font-size-complex="16pt" style:font-weight-complex="bold"/>
    </style:style>
    <style:style style:name="P8" style:family="paragraph" style:parent-style-name="Text_20_body">
      <style:paragraph-properties fo:text-align="start" style:justify-single-word="false"/>
      <style:text-properties fo:font-variant="normal" fo:text-transform="none" fo:color="#333333" style:font-name="inherit" fo:font-size="10.5pt" fo:letter-spacing="normal" fo:language="ru" fo:country="RU" fo:font-style="normal" fo:font-weight="normal" style:font-size-asian="14pt" style:font-weight-asian="normal" style:font-size-complex="14pt" style:font-weight-complex="normal"/>
    </style:style>
    <style:style style:name="P9" style:family="paragraph" style:parent-style-name="Heading_20_3" style:list-style-name="L2">
      <style:paragraph-properties fo:margin-left="0cm" fo:margin-right="0cm" fo:margin-top="0cm" fo:margin-bottom="0cm" style:line-height-at-least="0.635cm" fo:orphans="2" fo:widows="2" fo:text-indent="0cm" style:auto-text-indent="false" fo:padding="0cm" fo:border="none"/>
      <style:text-properties fo:font-variant="normal" fo:text-transform="none" fo:color="#333333" style:font-name="Open Sans" fo:font-size="13.5pt" fo:letter-spacing="normal" fo:font-style="normal" fo:font-weight="bold"/>
    </style:style>
    <style:style style:name="T1" style:family="text">
      <style:text-properties fo:font-variant="normal" fo:text-transform="none" fo:color="#222222" style:font-name="arial" fo:font-size="9pt" fo:letter-spacing="normal" fo:font-style="normal" fo:font-weight="normal"/>
    </style:style>
    <style:style style:name="T2" style:family="text">
      <style:text-properties fo:font-variant="normal" fo:text-transform="none" fo:color="#000000" style:font-name="Times New Roman1" fo:font-size="14pt" fo:letter-spacing="normal" fo:font-style="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Создание клиентской части автоматизированной системы валидации пользователей на базе платформы Raspberry Pi с использованием технологии компьютерного зрения</text:span> </text:p>
      <text:p text:style-name="P1"/>
      <text:p text:style-name="P1"/>
      <text:p text:style-name="P1">Введение</text:p>
      <text:p text:style-name="P1"/>
      <text:p text:style-name="P2"><text:span text:style-name="T2">На сегодняшний день технологии контроля рабочего времени сотрудников в основном работают либо на основе пропускных пунктов на предприятии, либо на основе определенного программного обеспечения, установленного на компьютерах сотрудников. Первые системы не могут эффективно отображать человеческую деятельность внутри самого предприятия. Вторые же системы хоть и могут более точно отобразить чем занят человек во время работы, имеют жесткую привязку к компьютеру, за которым должен работать человек.</text:span> </text:p>
      <text:p text:style-name="P2"/>
      <text:p text:style-name="P2"><text:span text:style-name="T2">Но для предприятий, в которых люди работают не за компьютером, подобная система не выгодна и не информативна. Так что для таких предприятий является актуальным контроль рабочего времени сотрудников. В основном он осуществляется людьми с помощью проверок. Автоматизированная система контроля, основанная на технологиях компьютерного зрения, сможет сэкономить время руководителей, а также предоставить рабочему возможность доказать свое присутствие на рабочем месте в определенные промежутки времени.</text:span> </text:p>
      <text:p text:style-name="P2"/>
      <text:p text:style-name="P4">Целью данной работы является создание системы, которая позволит учитывать рабочее время сотрудников точнее, чем у известных систем по средством анализа, с помощью компьютерного зрения, видео с камер, расположенных у рабочих мест сотрудников. Это <text:s/>сократит время на получение данных о сотрудниках, а так же позволит выявлять различные нарушения, что поспособствует уменьшению расходов.</text:p>
      <text:p text:style-name="P4"/>
      <text:p text:style-name="P6">1.Анализ и сравнение существующих систем с разрабатываемой.</text:p>
      <text:p text:style-name="P5"/>
      <text:p text:style-name="P8">БОСС Контроль — первая система учёта рабочего времени с центром обработки данных в "облаке". Система состоит из двух частей - терминалов БОСС Контроль и сервиса обработки данных. Терминалы учета рабочего времени сканируют отпечатки пальцев сотрудников и фиксируют время прихода/ухода с работы. Сервис БОСС Контроль получает данные с терминалов и формирует необходимую отчётность для руководства, бухгалтерии и кадров. Решение работает сразу «из коробки». Для начала работы требуется только повесить терминал БОСС Контроль на стену и включить в розетку. Все управление происходит из веб-браузера с любого компьютера или планшета с подключением к интернет.</text:p>
      <text:list xml:id="list2049965970273698729" text:style-name="L2">
        <text:list-item>
          <text:list>
            <text:list-item>
              <text:list>
                <text:list-item>
                  <text:h text:style-name="P9" text:outline-level="3"><text:soft-page-break/>Сотрудник приходит на работу, подходит к терминалу БОСС Контроль и прикладывает палец</text:h>
                </text:list-item>
                <text:list-item>
                  <text:h text:style-name="P9" text:outline-level="3">БОСС Контроль распознаёт сотрудника, записывает точное время прихода и делает фотографию</text:h>
                </text:list-item>
                <text:list-item>
                  <text:h text:style-name="P9" text:outline-level="3">Через встроенный канал сотовой связи информация из терминала направляется в центр обработки данных БОСС Контроль</text:h>
                </text:list-item>
                <text:list-item>
                  <text:h text:style-name="P9" text:outline-level="3">Данные оперативно обрабатываются, а руководство, отдел кадров и бухгалтерия получают доступ к информации в режиме online</text:h>
                </text:list-item>
              </text:list>
            </text:list-item>
          </text:list>
        </text:list-item>
      </text:list>
      <text:p text:style-name="P5"/>
      <text:p text:style-name="P5">Разрабатываемая система лучше, т. к. позволяет проводить контроль прямо на рабочем месте, а не только при входе.</text:p>
      <text:p text:style-name="P5"/>
      <text:p text:style-name="P6"/>
      <text:p text:style-name="P6"/>
      <text:p text:style-name="P6"/>
      <text:p text:style-name="P6">3.Код программы.</text:p>
      <text:p text:style-name="P6"/>
      <text:p text:style-name="P5">#include "opencv2/core.hpp"</text:p>
      <text:p text:style-name="P5">#include "opencv2/face.hpp"</text:p>
      <text:p text:style-name="P5">#include "opencv2/highgui.hpp"</text:p>
      <text:p text:style-name="P5">#include &lt;iostream&gt;</text:p>
      <text:p text:style-name="P5">#include &lt;fstream&gt;</text:p>
      <text:p text:style-name="P5">#include &lt;sstream&gt;</text:p>
      <text:p text:style-name="P5">using namespace cv;</text:p>
      <text:p text:style-name="P5">using namespace cv::face;</text:p>
      <text:p text:style-name="P5">using namespace std;</text:p>
      <text:p text:style-name="P5">static void read_csv(const string&amp; filename, vector&lt;Mat&gt;&amp; images, vector&lt;int&gt;&amp; labels, char separator = ';') {</text:p>
      <text:p text:style-name="P5"><text:s text:c="4"/>std::ifstream file(filename.c_str(), ifstream::in);</text:p>
      <text:p text:style-name="P5"><text:s text:c="4"/>if (!file) {</text:p>
      <text:p text:style-name="P5"><text:s text:c="8"/>string error_message = "No valid input file was given, please check the given filename.";</text:p>
      <text:p text:style-name="P5"><text:s text:c="8"/>CV_Error(Error::StsBadArg, error_message);</text:p>
      <text:p text:style-name="P5"><text:s text:c="4"/>}</text:p>
      <text:p text:style-name="P5"><text:s text:c="4"/>string line, path, classlabel;</text:p>
      <text:p text:style-name="P5"><text:s text:c="4"/>while (getline(file, line)) {</text:p>
      <text:p text:style-name="P5"><text:s text:c="8"/>stringstream liness(line);</text:p>
      <text:p text:style-name="P5"><text:s text:c="8"/>getline(liness, path, separator);</text:p>
      <text:p text:style-name="P5"><text:s text:c="8"/>getline(liness, classlabel);</text:p>
      <text:p text:style-name="P5"><text:s text:c="8"/>if(!path.empty() &amp;&amp; !classlabel.empty()) {</text:p>
      <text:p text:style-name="P5"><text:s text:c="12"/>images.push_back(imread(path, 0));</text:p>
      <text:p text:style-name="P5"><text:soft-page-break/><text:s text:c="12"/>labels.push_back(atoi(classlabel.c_str()));</text:p>
      <text:p text:style-name="P5"><text:s text:c="8"/>}</text:p>
      <text:p text:style-name="P5"><text:s text:c="4"/>}</text:p>
      <text:p text:style-name="P5">}</text:p>
      <text:p text:style-name="P5">int main(int argc, const char *argv[]) {</text:p>
      <text:p text:style-name="P5"><text:s text:c="2"/></text:p>
      <text:p text:style-name="P5"/>
      <text:p text:style-name="P5"><text:s text:c="4"/>if (argc != 2) {</text:p>
      <text:p text:style-name="P5"><text:s text:c="8"/>cout &lt;&lt; "usage: " &lt;&lt; argv[0] &lt;&lt; " &lt;csv.ext&gt;" &lt;&lt; endl;</text:p>
      <text:p text:style-name="P5"><text:s text:c="8"/>exit(1);</text:p>
      <text:p text:style-name="P5"><text:s text:c="4"/>}</text:p>
      <text:p text:style-name="P5"><text:s text:c="4"/>// Get the path to your CSV.</text:p>
      <text:p text:style-name="P5"><text:s text:c="4"/>string fn_csv = string(argv[1]);</text:p>
      <text:p text:style-name="P5"><text:s text:c="4"/>// These vectors hold the images and corresponding labels.</text:p>
      <text:p text:style-name="P5"><text:s text:c="4"/>vector&lt;Mat&gt; images;</text:p>
      <text:p text:style-name="P5"><text:s text:c="4"/>vector&lt;int&gt; labels;</text:p>
      <text:p text:style-name="P5"><text:s text:c="4"/>// Read in the data. This can fail if no valid</text:p>
      <text:p text:style-name="P5"><text:s text:c="4"/>// input filename is given.</text:p>
      <text:p text:style-name="P5"><text:s text:c="4"/>try {</text:p>
      <text:p text:style-name="P5"><text:s text:c="8"/>read_csv(fn_csv, images, labels);</text:p>
      <text:p text:style-name="P5"><text:s text:c="4"/>} catch (cv::Exception&amp; e) {</text:p>
      <text:p text:style-name="P5"><text:s text:c="8"/>cerr &lt;&lt; "Error opening file \"" &lt;&lt; fn_csv &lt;&lt; "\". Reason: " &lt;&lt; e.msg &lt;&lt; endl;</text:p>
      <text:p text:style-name="P5"><text:s text:c="8"/>// nothing more we can do</text:p>
      <text:p text:style-name="P5"><text:s text:c="8"/>exit(1);</text:p>
      <text:p text:style-name="P5"><text:s text:c="4"/>}</text:p>
      <text:p text:style-name="P5"><text:s text:c="4"/></text:p>
      <text:p text:style-name="P5"><text:s text:c="4"/>if(images.size() &lt;= 1) {</text:p>
      <text:p text:style-name="P5"><text:s text:c="8"/>string error_message = "This demo needs at least 2 images to work. Please add more images to your data set!";</text:p>
      <text:p text:style-name="P5"><text:s text:c="8"/>CV_Error(Error::StsError, error_message);</text:p>
      <text:p text:style-name="P5"><text:s text:c="4"/>}</text:p>
      <text:p text:style-name="P5"><text:s text:c="2"/></text:p>
      <text:p text:style-name="P5"><text:s text:c="3"/></text:p>
      <text:p text:style-name="P5"><text:s text:c="2"/></text:p>
      <text:p text:style-name="P5"><text:s/></text:p>
      <text:p text:style-name="P5"><text:s text:c="4"/>Ptr&lt;LBPHFaceRecognizer&gt; model = createLBPHFaceRecognizer();</text:p>
      <text:p text:style-name="P5"><text:s text:c="4"/>model-&gt;train(images, labels);</text:p>
      <text:p text:style-name="P5"><text:s text:c="2"/></text:p>
      <text:p text:style-name="P5"/>
      <text:p text:style-name="P5"><text:s text:c="4"/>string buf;</text:p>
      <text:p text:style-name="P5"><text:s text:c="4"/>int testLabel;</text:p>
      <text:p text:style-name="P5"><text:s text:c="4"/>bool next=true;</text:p>
      <text:p text:style-name="P5"><text:s text:c="4"/>int predictedLabel;</text:p>
      <text:p text:style-name="P5"><text:s text:c="4"/>int threshold;</text:p>
      <text:p text:style-name="P5"><text:s text:c="4"/>while(next)</text:p>
      <text:p text:style-name="P5"><text:soft-page-break/><text:s text:c="4"/>{cout &lt;&lt; "enter path to test image" &lt;&lt; endl;</text:p>
      <text:p text:style-name="P5"><text:s text:c="8"/>cin &gt;&gt; buf;</text:p>
      <text:p text:style-name="P5"><text:s text:c="8"/>cout &lt;&lt; "enter who is this(int)" &lt;&lt; endl;</text:p>
      <text:p text:style-name="P5"><text:s text:c="8"/>cin &gt;&gt; testLabel;</text:p>
      <text:p text:style-name="P5"><text:s text:c="8"/>cout &lt;&lt; "enter threshold" &lt;&lt; endl;</text:p>
      <text:p text:style-name="P5"><text:s text:c="8"/>cin &gt;&gt; threshold;</text:p>
      <text:p text:style-name="P5"><text:s text:c="5"/><text:tab/>Mat testSample = imread(buf, CV_LOAD_IMAGE_GRAYSCALE);</text:p>
      <text:p text:style-name="P5"><text:s text:c="4"/><text:tab/></text:p>
      <text:p text:style-name="P5"><text:s text:c="4"/><text:tab/>model-&gt;setThreshold(threshold);</text:p>
      <text:p text:style-name="P5"/>
      <text:p text:style-name="P5"><text:s text:c="8"/>predictedLabel = model-&gt;predict(testSample);</text:p>
      <text:p text:style-name="P5"><text:s text:c="8"/></text:p>
      <text:p text:style-name="P5"><text:s text:c="5"/></text:p>
      <text:p text:style-name="P5"><text:s text:c="8"/></text:p>
      <text:p text:style-name="P5"><text:s text:c="8"/>string result_message = format("Predicted class = %d / Actual class = %d.", predictedLabel, testLabel);</text:p>
      <text:p text:style-name="P5"><text:s text:c="8"/>cout &lt;&lt; result_message &lt;&lt; endl;</text:p>
      <text:p text:style-name="P5"><text:s text:c="8"/>cout &lt;&lt; "Model Information:" &lt;&lt; endl;</text:p>
      <text:p text:style-name="P5"><text:s text:c="8"/>string model_info = format("\tLBPH(radius=%i, neighbors=%i, grid_x=%i, grid_y=%i, threshold=%.2f)",</text:p>
      <text:p text:style-name="P5"><text:s text:c="16"/>model-&gt;getRadius(),</text:p>
      <text:p text:style-name="P5"><text:s text:c="16"/>model-&gt;getNeighbors(),</text:p>
      <text:p text:style-name="P5"><text:s text:c="16"/>model-&gt;getGridX(),</text:p>
      <text:p text:style-name="P5"><text:s text:c="16"/>model-&gt;getGridY(),</text:p>
      <text:p text:style-name="P5"><text:s text:c="16"/>model-&gt;getThreshold());</text:p>
      <text:p text:style-name="P5"><text:s text:c="8"/>cout &lt;&lt; model_info &lt;&lt; endl;</text:p>
      <text:p text:style-name="P5"><text:s text:c="8"/>testSample.release();<text:tab/></text:p>
      <text:p text:style-name="P5"><text:s text:c="8"/>buf="";</text:p>
      <text:p text:style-name="P5"><text:s text:c="8"/>cout &lt;&lt; "Another test?" &lt;&lt; endl;</text:p>
      <text:p text:style-name="P5"><text:s text:c="8"/>cin &gt;&gt; buf;</text:p>
      <text:p text:style-name="P5"><text:s text:c="8"/>if (buf=="no")</text:p>
      <text:p text:style-name="P5"><text:s text:c="8"/><text:tab/>next=false;</text:p>
      <text:p text:style-name="P5"/>
      <text:p text:style-name="P5"><text:s text:c="4"/>}</text:p>
      <text:p text:style-name="P5"><text:s text:c="4"/>return 0;</text:p>
      <text:p text:style-name="P5">}</text:p>
      <text:p text:style-name="P6"/>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OpenSymbol" svg:font-family="OpenSymbol"/>
    <style:font-face style:name="Tahoma1" svg:font-family="Tahoma"/>
    <style:font-face style:name="Times New Roman1" svg:font-family="'Times New Roman'"/>
    <style:font-face style:name="arial" svg:font-family="arial, sans-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17M1S</meta:editing-duration>
    <meta:editing-cycles>6</meta:editing-cycles>
    <meta:generator>OpenOffice/4.1.2$Win32 OpenOffice.org_project/412m3$Build-9782</meta:generator>
    <dc:date>2017-06-05T07:31:03.44</dc:date>
    <meta:document-statistic meta:table-count="0" meta:image-count="0" meta:object-count="0" meta:page-count="4" meta:paragraph-count="109" meta:word-count="699" meta:character-count="5779"/>
    <meta:user-defined meta:name="Info 1"/>
    <meta:user-defined meta:name="Info 2"/>
    <meta:user-defined meta:name="Info 3"/>
    <meta:user-defined meta:name="Info 4"/>
  </office:meta>
</office:document-meta>
</file>